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de" style:list-style-name="L1"/>
    <style:style style:name="P4" style:family="paragraph" style:parent-style-name="Code" style:list-style-name="L1">
      <style:text-properties fo:language="de" fo:country="DE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8">History<text:tab/>1</text:p>
          <text:p text:style-name="P2">V 0.1.1 30.jul.2025<text:tab/>1</text:p>
          <text:p text:style-name="P2">V 0.1.0 24.jul.2025<text:tab/>1</text:p>
          <text:p text:style-name="P8">Intro<text:tab/>1</text:p>
          <text:p text:style-name="P2">Goal<text:tab/>1</text:p>
          <text:p text:style-name="P2">Setup 4 Raspi Imager<text:tab/>1</text:p>
          <text:p text:style-name="P8">Installation<text:tab/>2</text:p>
          <text:p text:style-name="P2">Generate keys <text:tab/>2</text:p>
          <text:p text:style-name="P2">Raspi-config<text:tab/>2</text:p>
          <text:p text:style-name="P2">Preparations inside raspi<text:tab/>2</text:p>
          <text:p text:style-name="P2">Update System<text:tab/>2</text:p>
          <text:p text:style-name="P8">Jenkins<text:tab/>3</text:p>
          <text:p text:style-name="P5">Change HTTP Port of jenkins<text:tab/>3</text:p>
          <text:p text:style-name="P8">Video cameras<text:tab/>3</text:p>
          <text:p text:style-name="P8">Appendix<text:tab/>3</text:p>
          <text:p text:style-name="P2">OpenSSH in Windows<text:tab/>3</text:p>
          <text:p text:style-name="P8">SSH to installation<text:tab/>4</text:p>
          <text:p text:style-name="P2">Fuck <text:tab/>4</text:p>
          <text:p text:style-name="P8">Questions<text:tab/>4</text:p>
          <text:p text:style-name="P2">Info<text:tab/>4</text:p>
          <text:p text:style-name="P8">Links<text:tab/>5</text:p>
          <text:p text:style-name="P2">Culture<text:tab/>5</text:p>
          <text:p text:style-name="P2">Profiles<text:tab/>5</text:p>
          <text:p text:style-name="P2">Other<text:tab/>5</text:p>
        </text:index-body>
      </text:table-of-content>
      <text:h text:style-name="Heading_20_1" text:outline-level="1">History</text:h>
      <text:h text:style-name="Heading_20_2" text:outline-level="2">V 0.1.1 30.jul.2025</text:h>
      <text:p text:style-name="Text_20_body">Ssh keys</text:p>
      <text:h text:style-name="Heading_20_2" text:outline-level="2">V 0.1.0 24.jul.2025</text:h>
      <text:p text:style-name="Text_20_body">First try/First Creation</text:p>
      <text:h text:style-name="Heading_20_1" text:outline-level="1">Intro</text:h>
      <text:h text:style-name="Heading_20_2" text:outline-level="2">Goal</text:h>
      <text:p text:style-name="Text_20_body">Use Raspi at master side for camera and Jenkins</text:p>
      <text:h text:style-name="Heading_20_2" text:outline-level="2">Setup 4 Raspi Imager</text:h>
      <text:p text:style-name="Text_20_body">Setup Standard OS with desktop; without recommended Software.</text:p>
      <text:p text:style-name="Text_20_body"><text:soft-page-break/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h text:style-name="Heading_20_1" text:outline-level="1">Installation</text:h>
      <text:h text:style-name="Heading_20_2" text:outline-level="2">Generate keys </text:h>
      <text:p text:style-name="Code">ssh-keygen -N "" -t rsa -f aegiselle_sshkey</text:p>
      <text:h text:style-name="Heading_20_2" text:outline-level="2">Raspi-config</text:h>
      <text:list xml:id="list8010956070754230053" text:style-name="L1">
        <text:list-item>
          <text:p text:style-name="P3"><text:span text:style-name="T1">Display options</text:span></text:p>
          <text:list>
            <text:list-item>
              <text:p text:style-name="P4">VNC Reslolution</text:p>
              <text:list>
                <text:list-item>
                  <text:p text:style-name="P3">1280x720</text:p>
                </text:list-item>
              </text:list>
            </text:list-item>
          </text:list>
        </text:list-item>
        <text:list-item>
          <text:p text:style-name="P4">Interface options</text:p>
          <text:list>
            <text:list-item>
              <text:p text:style-name="P4">VNC</text:p>
              <text:list>
                <text:list-item>
                  <text:p text:style-name="P4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Preparations inside raspi</text:h>
      <text:p text:style-name="Code">scp -i aegiselle_sshkey install_basics.sh aegiselle_sshkey.pub aegiselle@aekarina.kwangya:~</text:p>
      <text:p text:style-name="P1">Make scripts executable</text:p>
      <text:p text:style-name="Code">ssh %USER%@%TARGET% chmod a+rwx *.sh</text:p>
      <text:h text:style-name="Heading_20_2" text:outline-level="2">Update System</text:h>
      <text:p text:style-name="P1">Execute install_basics.sh script (as root)</text:p>
      <text:p text:style-name="Code">apt update<text:line-break/>apt upgrade -y<text:line-break/><text:line-break/>apt install ca-certificates-java -y<text:line-break/>apt install openjdk-17-jre -y<text:line-break/>apt install libpangoft2-1.0-0 -y<text:line-break/><text:soft-page-break/>apt install libgles-dev -y<text:line-break/><text:line-break/>apt install openocd -y<text:line-break/><text:line-break/>apt install mc -y<text:line-break/>apt install telnet -y</text:p>
      <text:h text:style-name="P6" text:outline-level="1">Jenkins</text:h>
      <text:p text:style-name="Text_20_body">Follow instructions from</text:p>
      <text:p text:style-name="Code">https://pkg.jenkins.io/debian/</text:p>
      <text:p text:style-name="Text_20_body">nach reboot erreichbar mit</text:p>
      <text:p text:style-name="Code">http://aekarina.kwangya:8080/</text:p>
      <text:p text:style-name="Text_20_body">Found initial password<text:line-break/>Paste into browser</text:p>
      <text:h text:style-name="Heading_20_3" text:outline-level="3">Change HTTP Port of jenkins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p text:style-name="Text_20_body">/etc/default/jenkins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Video cameras</text:h>
      <text:p text:style-name="Text_20_body">Show with</text:p>
      <text:p text:style-name="Code">ffplay -fs /dev/video0</text:p>
      <text:h text:style-name="Heading_20_1" text:outline-level="1">Appendix</text:h>
      <text:h text:style-name="Heading_20_2" text:outline-level="2">OpenSSH in Windows</text:h>
      <text:p text:style-name="Text_20_body">Location</text:p>
      <text:p text:style-name="Code"><text:s/>c:\Windows\System32\OpenSSH</text:p>
      <text:p text:style-name="Text_20_body">Ssh files:</text:p>
      <text:p text:style-name="Code"><text:soft-page-break/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SSH to installation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Fuck </text:h>
      <text:p text:style-name="Text_20_body">Bad permissions at windows after copying key files</text:p>
      <text:h text:style-name="Heading_20_1" text:outline-level="1">Questions</text:h>
      <text:p text:style-name="Text_20_body">Jenkins in headless environement</text:p>
      <text:p text:style-name="Text_20_body">How to know wich video cannels exists</text:p>
      <text:p text:style-name="Text_20_body"/>
      <text:h text:style-name="Heading_20_2" text:outline-level="2">Info</text:h>
      <text:p text:style-name="P1">Locatoion of .desktop files<text:line-break/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Heading_20_2" text:outline-level="2"/>
      <text:h text:style-name="P7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master_raspi.odt</text:file-name><text:tab/><text:tab/><text:date style:data-style-name="N75" text:date-value="2025-07-30T14:58:48.80">Jul 30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7H36M1S</meta:editing-duration>
    <meta:editing-cycles>19</meta:editing-cycles>
    <meta:generator>OpenOffice/4.1.15$Win32 OpenOffice.org_project/4115m2$Build-9813</meta:generator>
    <dc:date>2025-07-30T14:58:48.78</dc:date>
    <meta:document-statistic meta:table-count="0" meta:image-count="0" meta:object-count="0" meta:page-count="5" meta:paragraph-count="103" meta:word-count="464" meta:character-count="3325"/>
  </office:meta>
</office:document-meta>
</file>